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3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369a3" fo:border="0.06pt solid #000000" fo:padding="2.01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2f2f2" fo:border="0.06pt solid #000000" fo:padding="2.01mm"/>
      <style:map style:condition="is-true-formula(ISEVEN(ROW()))" style:apply-style-name="Alternate" style:base-cell-address="Feuille1.A2"/>
    </style:style>
    <style:style style:name="ce8" style:family="table-cell" style:parent-style-name="Default">
      <style:table-cell-properties fo:background-color="#f2f2f2" fo:border="0.06pt solid #000000" fo:padding="2.01mm"/>
      <style:map style:condition="is-true-formula(ISEVEN(ROW()))" style:apply-style-name="Alternate" style:base-cell-address="Feuille1.A3"/>
    </style:style>
    <style:style style:name="ce6" style:family="table-cell" style:parent-style-name="Default">
      <style:table-cell-properties fo:padding="2.01mm"/>
    </style:style>
    <style:style style:name="ce13" style:family="table-cell" style:parent-style-name="Default">
      <style:table-cell-properties fo:background-color="#f2f2f2" fo:border="0.06pt solid #000000" fo:padding="2.01mm"/>
      <style:map style:condition="is-true-formula(ISEVEN(ROW()))" style:apply-style-name="Alternate" style:base-cell-address="Feuille1.C2"/>
    </style:style>
    <style:style style:name="ce17" style:family="table-cell" style:parent-style-name="Default">
      <style:table-cell-properties fo:background-color="#f2f2f2" fo:border="0.06pt solid #000000" fo:padding="2.01mm"/>
      <style:map style:condition="is-true-formula(ISEVEN(ROW()))" style:apply-style-name="Alternate" style:base-cell-address="Feuille1.D2"/>
    </style:style>
    <style:style style:name="ce19" style:family="table-cell" style:parent-style-name="Default">
      <style:table-cell-properties fo:background-color="#f2f2f2" fo:border="0.06pt solid #000000" fo:padding="2.01mm"/>
      <style:map style:condition="is-true-formula(ISEVEN(ROW()))" style:apply-style-name="Alternate" style:base-cell-address="Feuille1.G2"/>
    </style:style>
    <style:style style:name="ce43" style:family="table-cell" style:parent-style-name="Default">
      <style:table-cell-properties fo:background-color="#f2f2f2" fo:border="0.06pt solid #000000" fo:padding="2.01mm"/>
      <style:map style:condition="cell-content()=&quot;.&quot;" style:apply-style-name="Good" style:base-cell-address="Feuille1.H2"/>
    </style:style>
    <style:style style:name="ce22" style:family="table-cell" style:parent-style-name="Default" style:data-style-name="N0">
      <style:table-cell-properties fo:background-color="#f2f2f2" fo:border="0.06pt solid #000000" fo:padding="2.01mm"/>
      <style:map style:condition="cell-content()=&quot;-&quot;" style:apply-style-name="Bad" style:base-cell-address="Feuille1.I2"/>
    </style:style>
    <style:style style:name="ce26" style:family="table-cell" style:parent-style-name="Default" style:data-style-name="N0">
      <style:table-cell-properties fo:background-color="#f2f2f2" fo:border="0.06pt solid #000000" fo:padding="2.01mm"/>
      <style:map style:condition="is-true-formula(ISEVEN(ROW()))" style:apply-style-name="Alternate" style:base-cell-address="Feuille1.J2"/>
    </style:style>
    <style:style style:name="ce28" style:family="table-cell" style:parent-style-name="Default" style:data-style-name="N0">
      <style:table-cell-properties fo:background-color="#f2f2f2" fo:border="0.06pt solid #000000" fo:padding="2.01mm"/>
      <style:map style:condition="is-true-formula(ISEVEN(ROW()))" style:apply-style-name="Alternate" style:base-cell-address="Feuille1.A2"/>
    </style:style>
    <style:style style:name="ce31" style:family="table-cell" style:parent-style-name="Default" style:data-style-name="N100">
      <style:table-cell-properties fo:background-color="#0369a3" fo:border="0.06pt solid #000000" fo:padding="2.01m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f2f2f2" fo:border="0.06pt solid #000000" fo:padding="2.01mm"/>
      <style:map style:condition="is-true-formula(ISEVEN(ROW()))" style:apply-style-name="Alternate" style:base-cell-address="Feuille1.K2"/>
    </style:style>
    <style:style style:name="ce30" style:family="table-cell" style:parent-style-name="Default">
      <style:table-cell-properties fo:background-color="#f2f2f2" fo:border="0.06pt solid #000000" fo:padding="2.01mm"/>
      <style:map style:condition="is-true-formula(ISEVEN(ROW()))" style:apply-style-name="Alternate" style:base-cell-address="Feuille1.L2"/>
    </style:style>
    <style:style style:name="ce32" style:family="table-cell" style:parent-style-name="Default">
      <style:table-cell-properties fo:background-color="#f2f2f2" fo:border="0.06pt solid #000000" fo:padding="2.01mm"/>
      <style:map style:condition="is-true-formula(ISEVEN(ROW()))" style:apply-style-name="Alternate" style:base-cell-address="Feuille1.M2"/>
    </style:style>
    <style:style style:name="ce64" style:family="table-cell" style:parent-style-name="Default">
      <style:table-cell-properties fo:padding="2.01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2" table:number-columns-repeated="1002" table:default-cell-style-name="ce6"/>
        <table:table-row table:style-name="ro1">
          <table:table-cell table:style-name="ce2" office:value-type="string" calcext:value-type="string">
            <text:p>categorie</text:p>
          </table:table-cell>
          <table:table-cell table:style-name="ce2" office:value-type="string" calcext:value-type="string">
            <text:p>kw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tld</text:p>
          </table:table-cell>
          <table:table-cell table:style-name="ce2" office:value-type="string" calcext:value-type="string">
            <text:p>hl</text:p>
          </table:table-cell>
          <table:table-cell table:style-name="ce2" office:value-type="string" calcext:value-type="string">
            <text:p>importan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endance</text:p>
          </table:table-cell>
          <table:table-cell table:style-name="ce2" office:value-type="string" calcext:value-type="string">
            <text:p>pos</text:p>
          </table:table-cell>
          <table:table-cell table:style-name="ce31" office:value-type="string" calcext:value-type="string">
            <text:p>Feb 9 2020</text:p>
          </table:table-cell>
          <table:table-cell table:style-name="ce31" office:value-type="string" calcext:value-type="string">
            <text:p>Janv 11 2020</text:p>
          </table:table-cell>
          <table:table-cell table:style-name="ce31" office:value-type="string" calcext:value-type="string">
            <text:p>Dec 22 2020</text:p>
          </table:table-cell>
          <table:table-cell table:style-name="ce64" table:number-columns-repeated="1002"/>
        </table:table-row>
        <table:table-row table:style-name="ro2">
          <table:table-cell table:style-name="ce4"/>
          <table:table-cell table:style-name="ce4" office:value-type="string" calcext:value-type="string">
            <text:p>agence web grenoble</text:p>
          </table:table-cell>
          <table:table-cell table:style-name="ce13" office:value-type="float" office:value="390" calcext:value-type="float">
            <text:p>390</text:p>
          </table:table-cell>
          <table:table-cell table:number-columns-repeated="2" table:style-name="ce17" office:value-type="string" calcext:value-type="string">
            <text:p>fr</text:p>
          </table:table-cell>
          <table:table-cell table:style-name="ce17" office:value-type="float" office:value="10" calcext:value-type="float">
            <text:p>10</text:p>
          </table:table-cell>
          <table:table-cell table:style-name="ce19" office:value-type="string" calcext:value-type="string">
            <text:p>https://piedweb.com/</text:p>
          </table:table-cell>
          <table:table-cell table:style-name="ce43" table:formula="of:=IF([.K2]=&quot;&quot;;&quot;&quot;;IF([.K2]&lt;0;&quot;....&quot;;IF([.K2]&lt;4;&quot;.&quot;;IF([.K2]&lt;11;&quot;..&quot;;&quot;...&quot;))))" office:value-type="string" office:string-value="." calcext:value-type="string">
            <text:p>.</text:p>
          </table:table-cell>
          <table:table-cell table:style-name="ce22" table:formula="of:=IF([.L2]=&quot;&quot;;&quot;&quot;; IF([.L2]=&quot;FAILED&quot;;&quot;&quot;; IF([.K2]=&quot;FAILED&quot;;&quot;&quot;; IF([.K2]=&quot;&quot;;&quot;&quot;; IF([.K2]=-1;&quot;x&quot;; IF([.K2]=[.L2];&quot;=&quot;; IF([.K2]&lt;[.L2];&quot;+&quot;; IF([.L2]=-1;&quot;+&quot;;&quot;-&quot;)) ) ) ) ) ) )" office:value-type="string" office:string-value="+" calcext:value-type="string">
            <text:p>+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8"/>
          <table:table-cell table:style-name="ce4" office:value-type="string" calcext:value-type="string">
            <text:p>agence communication vercors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fr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string" calcext:value-type="string">
            <text:p>https://piedweb.com/</text:p>
          </table:table-cell>
          <table:table-cell table:style-name="ce43" table:formula="of:=IF([.K3]=&quot;&quot;;&quot;&quot;;IF([.K3]&lt;0;&quot;....&quot;;IF([.K3]&lt;4;&quot;.&quot;;IF([.K3]&lt;11;&quot;..&quot;;&quot;...&quot;))))" office:value-type="string" office:string-value="." calcext:value-type="string">
            <text:p>.</text:p>
          </table:table-cell>
          <table:table-cell table:style-name="ce22" table:formula="of:=IF([.L3]=&quot;&quot;;&quot;&quot;; IF([.L3]=&quot;FAILED&quot;;&quot;&quot;; IF([.K3]=&quot;FAILED&quot;;&quot;&quot;; IF([.K3]=&quot;&quot;;&quot;&quot;; IF([.K3]=-1;&quot;x&quot;; IF([.K3]=[.L3];&quot;=&quot;; IF([.K3]&lt;[.L3];&quot;+&quot;; IF([.L3]=-1;&quot;+&quot;;&quot;-&quot;)) ) ) ) ) ) )" office:value-type="string" office:string-value="+" calcext:value-type="string">
            <text:p>+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8"/>
          <table:table-cell table:style-name="ce4" office:value-type="string" calcext:value-type="string">
            <text:p>google bot log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fr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https://piedweb.com/</text:p>
          </table:table-cell>
          <table:table-cell table:style-name="ce43" table:formula="of:=IF([.K4]=&quot;&quot;;&quot;&quot;;IF([.K4]&lt;0;&quot;....&quot;;IF([.K4]&lt;4;&quot;.&quot;;IF([.K4]&lt;11;&quot;..&quot;;&quot;...&quot;))))" office:value-type="string" office:string-value="." calcext:value-type="string">
            <text:p>.</text:p>
          </table:table-cell>
          <table:table-cell table:style-name="ce22" table:formula="of:=IF([.L4]=&quot;&quot;;&quot;&quot;; IF([.L4]=&quot;FAILED&quot;;&quot;&quot;; IF([.K4]=&quot;FAILED&quot;;&quot;&quot;; IF([.K4]=&quot;&quot;;&quot;&quot;; IF([.K4]=-1;&quot;x&quot;; IF([.K4]=[.L4];&quot;=&quot;; IF([.K4]&lt;[.L4];&quot;+&quot;; IF([.L4]=-1;&quot;+&quot;;&quot;-&quot;)) ) ) ) ) ) )" office:value-type="string" office:string-value="+" calcext:value-type="string">
            <text:p>+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8"/>
          <table:table-cell table:style-name="ce4" office:value-type="string" calcext:value-type="string">
            <text:p>php crawler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" table:style-name="ce17" office:value-type="string" calcext:value-type="string">
            <text:p>fr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https://piedweb.com/</text:p>
          </table:table-cell>
          <table:table-cell table:style-name="ce43" table:formula="of:=IF([.K5]=&quot;&quot;;&quot;&quot;;IF([.K5]&lt;0;&quot;....&quot;;IF([.K5]&lt;4;&quot;.&quot;;IF([.K5]&lt;11;&quot;..&quot;;&quot;...&quot;))))" office:value-type="string" office:string-value="." calcext:value-type="string">
            <text:p>.</text:p>
          </table:table-cell>
          <table:table-cell table:style-name="ce22" table:formula="of:=IF([.L5]=&quot;&quot;;&quot;&quot;; IF([.L5]=&quot;FAILED&quot;;&quot;&quot;; IF([.K5]=&quot;FAILED&quot;;&quot;&quot;; IF([.K5]=&quot;&quot;;&quot;&quot;; IF([.K5]=-1;&quot;x&quot;; IF([.K5]=[.L5];&quot;=&quot;; IF([.K5]&lt;[.L5];&quot;+&quot;; IF([.L5]=-1;&quot;+&quot;;&quot;-&quot;)) ) ) ) ) ) )" office:value-type="string" office:string-value="+" calcext:value-type="string">
            <text:p>+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02"/>
        </table:table-row>
        <table:table-row table:style-name="ro2" table:number-rows-repeated="1048570">
          <table:table-cell table:number-columns-repeated="1015"/>
        </table:table-row>
        <table:table-row table:style-name="ro2">
          <table:table-cell table:number-columns-repeated="1015"/>
        </table:table-row>
        <calcext:conditional-formats>
          <calcext:conditional-format calcext:target-range-address="Feuille1.A2:Feuille1.A2 Feuille1.J3:Feuille1.J5 Feuille1.B2:Feuille1.B5">
            <calcext:condition calcext:apply-style-name="Alternate" calcext:value="formula-is(ISEVEN(ROW()))" calcext:base-cell-address="Feuille1.A2"/>
          </calcext:conditional-format>
          <calcext:conditional-format calcext:target-range-address="Feuille1.A3:Feuille1.A5">
            <calcext:condition calcext:apply-style-name="Alternate" calcext:value="formula-is(ISEVEN(ROW()))" calcext:base-cell-address="Feuille1.A3"/>
          </calcext:conditional-format>
          <calcext:conditional-format calcext:target-range-address="Feuille1.D2:Feuille1.F5">
            <calcext:condition calcext:apply-style-name="Alternate" calcext:value="formula-is(ISEVEN(ROW()))" calcext:base-cell-address="Feuille1.D2"/>
          </calcext:conditional-format>
          <calcext:conditional-format calcext:target-range-address="Feuille1.I2:Feuille1.I5 Feuille1.J3:Feuille1.J5">
            <calcext:condition calcext:apply-style-name="Bad" calcext:value="=&quot;-&quot;" calcext:base-cell-address="Feuille1.I2"/>
          </calcext:conditional-format>
          <calcext:conditional-format calcext:target-range-address="Feuille1.I2:Feuille1.I5 Feuille1.J3:Feuille1.J5">
            <calcext:condition calcext:apply-style-name="Neutral" calcext:value="=&quot;=&quot;" calcext:base-cell-address="Feuille1.I2"/>
          </calcext:conditional-format>
          <calcext:conditional-format calcext:target-range-address="Feuille1.I2:Feuille1.I5 Feuille1.J3:Feuille1.J5">
            <calcext:condition calcext:apply-style-name="Good" calcext:value="=&quot;+&quot;" calcext:base-cell-address="Feuille1.I2"/>
          </calcext:conditional-format>
          <calcext:conditional-format calcext:target-range-address="Feuille1.J3:Feuille1.J5">
            <calcext:condition calcext:apply-style-name="Bad" calcext:value="=&quot;-&quot;" calcext:base-cell-address="Feuille1.J3"/>
          </calcext:conditional-format>
          <calcext:conditional-format calcext:target-range-address="Feuille1.J3:Feuille1.J5">
            <calcext:condition calcext:apply-style-name="Neutral" calcext:value="=&quot;=&quot;" calcext:base-cell-address="Feuille1.J3"/>
          </calcext:conditional-format>
          <calcext:conditional-format calcext:target-range-address="Feuille1.J3:Feuille1.J5">
            <calcext:condition calcext:apply-style-name="Good" calcext:value="=&quot;+&quot;" calcext:base-cell-address="Feuille1.J3"/>
          </calcext:conditional-format>
          <calcext:conditional-format calcext:target-range-address="Feuille1.I2:Feuille1.I5 Feuille1.J3:Feuille1.J5">
            <calcext:condition calcext:apply-style-name="Alternate" calcext:value="formula-is(ISEVEN(ROW()))" calcext:base-cell-address="Feuille1.I2"/>
          </calcext:conditional-format>
          <calcext:conditional-format calcext:target-range-address="Feuille1.G2:Feuille1.G5">
            <calcext:condition calcext:apply-style-name="Alternate" calcext:value="formula-is(ISEVEN(ROW()))" calcext:base-cell-address="Feuille1.G2"/>
          </calcext:conditional-format>
          <calcext:conditional-format calcext:target-range-address="Feuille1.H2:Feuille1.H5">
            <calcext:condition calcext:apply-style-name="Good" calcext:value="=&quot;.&quot;" calcext:base-cell-address="Feuille1.H2"/>
          </calcext:conditional-format>
          <calcext:conditional-format calcext:target-range-address="Feuille1.H2:Feuille1.H5">
            <calcext:condition calcext:apply-style-name="Neutral" calcext:value="=&quot;..&quot;" calcext:base-cell-address="Feuille1.H2"/>
          </calcext:conditional-format>
          <calcext:conditional-format calcext:target-range-address="Feuille1.H2:Feuille1.H5">
            <calcext:condition calcext:apply-style-name="Warning" calcext:value="=&quot;...&quot;" calcext:base-cell-address="Feuille1.H2"/>
          </calcext:conditional-format>
          <calcext:conditional-format calcext:target-range-address="Feuille1.H2:Feuille1.H5">
            <calcext:condition calcext:apply-style-name="Bad" calcext:value="=&quot;....&quot;" calcext:base-cell-address="Feuille1.H2"/>
          </calcext:conditional-format>
          <calcext:conditional-format calcext:target-range-address="Feuille1.H2:Feuille1.H5">
            <calcext:condition calcext:apply-style-name="Alternate" calcext:value="formula-is(ISEVEN(ROW()))" calcext:base-cell-address="Feuille1.H2"/>
          </calcext:conditional-format>
          <calcext:conditional-format calcext:target-range-address="Feuille1.M2:Feuille1.M5">
            <calcext:condition calcext:apply-style-name="Alternate" calcext:value="formula-is(ISEVEN(ROW()))" calcext:base-cell-address="Feuille1.M2"/>
          </calcext:conditional-format>
          <calcext:conditional-format calcext:target-range-address="Feuille1.L2:Feuille1.L5">
            <calcext:condition calcext:apply-style-name="Alternate" calcext:value="formula-is(ISEVEN(ROW()))" calcext:base-cell-address="Feuille1.L2"/>
          </calcext:conditional-format>
          <calcext:conditional-format calcext:target-range-address="Feuille1.K2:Feuille1.K5">
            <calcext:condition calcext:apply-style-name="Alternate" calcext:value="formula-is(ISEVEN(ROW()))" calcext:base-cell-address="Feuille1.K2"/>
          </calcext:conditional-format>
          <calcext:conditional-format calcext:target-range-address="Feuille1.C2:Feuille1.C5">
            <calcext:condition calcext:apply-style-name="Alternate" calcext:value="formula-is(ISEVEN(ROW()))" calcext:base-cell-address="Feuille1.C2"/>
          </calcext:conditional-format>
          <calcext:conditional-format calcext:target-range-address="Feuille1.K2:Feuille1.K5">
            <calcext:condition calcext:apply-style-name="Alternate" calcext:value="formula-is(ISEVEN(ROW()))" calcext:base-cell-address="Feuille1.K2"/>
          </calcext:conditional-format>
          <calcext:conditional-format calcext:target-range-address="Feuille1.K2:Feuille1.K5">
            <calcext:condition calcext:apply-style-name="Alternate" calcext:value="formula-is(ISEVEN(ROW()))" calcext:base-cell-address="Feuille1.K2"/>
          </calcext:conditional-format>
          <calcext:conditional-format calcext:target-range-address="Feuille1.J2:Feuille1.J5">
            <calcext:condition calcext:apply-style-name="Alternate" calcext:value="formula-is(ISEVEN(ROW()))" calcext:base-cell-address="Feuille1.J2"/>
          </calcext:conditional-format>
          <calcext:conditional-format calcext:target-range-address="Feuille1.J2:Feuille1.J5">
            <calcext:condition calcext:apply-style-name="Bad" calcext:value="=&quot;-&quot;" calcext:base-cell-address="Feuille1.J2"/>
          </calcext:conditional-format>
          <calcext:conditional-format calcext:target-range-address="Feuille1.J2:Feuille1.J5">
            <calcext:condition calcext:apply-style-name="Neutral" calcext:value="=&quot;=&quot;" calcext:base-cell-address="Feuille1.J2"/>
          </calcext:conditional-format>
          <calcext:conditional-format calcext:target-range-address="Feuille1.J2:Feuille1.J5">
            <calcext:condition calcext:apply-style-name="Good" calcext:value="=&quot;+&quot;" calcext:base-cell-address="Feuille1.J2"/>
          </calcext:conditional-format>
          <calcext:conditional-format calcext:target-range-address="Feuille1.J2:Feuille1.J5">
            <calcext:condition calcext:apply-style-name="Bad" calcext:value="=&quot;-&quot;" calcext:base-cell-address="Feuille1.J2"/>
          </calcext:conditional-format>
          <calcext:conditional-format calcext:target-range-address="Feuille1.J2:Feuille1.J5">
            <calcext:condition calcext:apply-style-name="Neutral" calcext:value="=&quot;=&quot;" calcext:base-cell-address="Feuille1.J2"/>
          </calcext:conditional-format>
          <calcext:conditional-format calcext:target-range-address="Feuille1.J2:Feuille1.J5">
            <calcext:condition calcext:apply-style-name="Good" calcext:value="=&quot;+&quot;" calcext:base-cell-address="Feuille1.J2"/>
          </calcext:conditional-format>
          <calcext:conditional-format calcext:target-range-address="Feuille1.J2:Feuille1.J5">
            <calcext:condition calcext:apply-style-name="Alternate" calcext:value="formula-is(ISEVEN(ROW()))" calcext:base-cell-address="Feuille1.J2"/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M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lternate" style:family="table-cell" style:parent-style-name="Default">
      <style:table-cell-properties fo:background-color="#ffffff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8:44:33.904250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9-10-26T13:14:12.859872741</meta:creation-date>
    <dc:date>2020-03-13T18:48:25.992181043</dc:date>
    <dc:creator>Robin </dc:creator>
    <meta:editing-duration>P10DT7H17M23S</meta:editing-duration>
    <meta:editing-cycles>174</meta:editing-cycles>
    <meta:generator>LibreOffice/6.0.7.3$Linux_X86_64 LibreOffice_project/00m0$Build-3</meta:generator>
    <meta:document-statistic meta:table-count="1" meta:cell-count="57" meta:object-count="0"/>
  </office:meta>
</office:document-meta>
</file>